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0e662a" officeooo:paragraph-rsid="000e662a"/>
    </style:style>
    <style:style style:name="P2" style:family="paragraph" style:parent-style-name="Standard">
      <style:paragraph-properties fo:line-height="200%"/>
      <style:text-properties officeooo:rsid="001ce752" officeooo:paragraph-rsid="001ce752"/>
    </style:style>
    <style:style style:name="P3" style:family="paragraph" style:parent-style-name="Standard">
      <style:paragraph-properties fo:line-height="200%"/>
      <style:text-properties officeooo:rsid="0021c8a0" officeooo:paragraph-rsid="0021c8a0"/>
    </style:style>
    <style:style style:name="T1" style:family="text">
      <style:text-properties officeooo:rsid="000f9c95"/>
    </style:style>
    <style:style style:name="T2" style:family="text">
      <style:text-properties officeooo:rsid="001585a1"/>
    </style:style>
    <style:style style:name="T3" style:family="text">
      <style:text-properties officeooo:rsid="001f1c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text:tab/>Boltmade is a company that works closely with its clients to build quality web and native applications. One of the primary technologies used at Boltmade for building web applications is the Ruby on Rails web framework. <text:span text:style-name="T1">Introduced in 2004, Ruby on Rails has become one of the leading choices for developing robust web applications as a result of its powerful features, ease of use, and committed following. The framework is written in the Ruby programming language and features a MVC (model-view-controller) architecture. While there are many advantages to using the Rails framework, one of the primary difficulties when designing complex visual components in Rails is the handling of state changes in the application as a result of user interaction. One of the most common approaches in Rails applications is to update the application's state and re-render the current page. While this approach ensures that the page is accurately updated to reflect the change initiated by the user, it results in re-drawing parts of the page that did not need to change, and prevents the user from interacting with the interface until the page has finished reloading. A second approach is to use asynchronous requests to update the application's state and make any necessary changes to the visual components on the page using direct client-side JavaScript DOM manipulation. This approach becomes very difficult as the page's visual components become increasingly complex and often results in brittle implementations that are prone to errors. One proposed solution that Boltmade has explored in its most recent Rails application is the use of Facebook's React JavaScript library for building dynamic, re-usable visual components.</text:span></text:p>
      <text:p text:style-name="P1"/>
      <text:p text:style-name="P1"><text:tab/><text:span text:style-name="T2">This report examines the benefit of using the React library over plain JavaScript for handling complex changes to visual components in Ruby on Rails applications. It first illustrates the basic implementation of each approach and demonstrates common scenarios where the React framework can improve the design of visual interactions. It then highlights the reduced risk of errors in the application </text:span><text:soft-page-break/><text:span text:style-name="T2">as a result of simpler view logic and improved testability. It concludes with an assessment of the overhead required to incorporate React in to new and existing Rails applications. </text:span></text:p>
      <text:p text:style-name="P2">Analysis:</text:p>
      <text:p text:style-name="P2"><text:tab/>Visual components are created using Ruby on Rails in largely the same way as <text:span text:style-name="T3">many other web development frameworks following an MVC pattern. Code related to handling and maintaining data in the application is located in the models. The controllers act as the conduit between the visual representation of the application and the application's data. When user's interact with the application or when the application needs to expose data to the user, it is the controllers that contain the logic for preparing and updating the data that is available to the user. The views take the data setup in the controllers and present it in a way that the user can observe and interact with. The views can be written in several markup languages that all result in the output of HTML that is rendered to the browser. The simplest and most familiar way to design these views is to create links and forms that use HTTP requests to fetch and update data from and to the server following a user interaction. Once the data is updated, the page can be re-rendered with the new data and the user can see the result of his or her performed action. While this approach is simple and easy to implement, it is often better from a performance and user interaction standpoint to update only the parts of the page that have changed as a result of the interaction. A common way of doing this is to use AJAX requests that execute client-side asynchronous requests to the server. Once the request has completed and returned any necessary data, the view can then by dynamically updated using client-side JavaScript to reflect this change. For making small and low-complexity changes to the page it is often simplest to use plain JavaScript to update the elements of the DOM (document object model) that need to be changed. As the complexity of the visual state changes that must be made to the application increase, it becomes more difficult to create well-structured, modular and performant visual components.</text:span></text:p>
      <text:p text:style-name="P3"><text:tab/>The most common tool that Boltmade has used on Rails projects in the past to create dynamic visual components is the Jquery JavaScript librar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3T22:08:39.657855024</meta:creation-date>
    <dc:date>2015-08-25T00:22:22.013442129</dc:date>
    <meta:editing-duration>P1DT2H8M26S</meta:editing-duration>
    <meta:editing-cycles>21</meta:editing-cycles>
    <meta:generator>LibreOffice/4.2.8.2$Linux_X86_64 LibreOffice_project/420m0$Build-2</meta:generator>
    <meta:document-statistic meta:table-count="0" meta:image-count="0" meta:object-count="0" meta:page-count="2" meta:paragraph-count="6" meta:word-count="722" meta:character-count="4439" meta:non-whitespace-character-count="3717"/>
  </office:meta>
</office:document-meta>
</file>